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a218" officeooo:paragraph-rsid="0016a218"/>
    </style:style>
    <style:style style:name="P2" style:family="paragraph" style:parent-style-name="Standard">
      <style:text-properties officeooo:rsid="0016a218" officeooo:paragraph-rsid="0017d08a"/>
    </style:style>
    <style:style style:name="P3" style:family="paragraph" style:parent-style-name="Standard">
      <style:text-properties officeooo:rsid="0017d08a" officeooo:paragraph-rsid="0017d08a"/>
    </style:style>
    <style:style style:name="P4" style:family="paragraph" style:parent-style-name="Standard">
      <style:text-properties fo:font-weight="bold" officeooo:rsid="0016a218" officeooo:paragraph-rsid="0016a218" style:font-weight-asian="bold" style:font-weight-complex="bold"/>
    </style:style>
    <style:style style:name="P5" style:family="paragraph" style:parent-style-name="Standard">
      <style:text-properties fo:font-weight="bold" officeooo:rsid="0017d08a" officeooo:paragraph-rsid="0017d08a" style:font-weight-asian="bold" style:font-weight-complex="bold"/>
    </style:style>
    <style:style style:name="P6" style:family="paragraph" style:parent-style-name="Standard">
      <style:text-properties fo:font-size="15pt" fo:font-weight="bold" officeooo:rsid="0016a218" officeooo:paragraph-rsid="0017d08a" style:font-size-asian="15pt" style:font-weight-asian="bold" style:font-size-complex="15pt" style:font-weight-complex="bold"/>
    </style:style>
    <style:style style:name="P7" style:family="paragraph" style:parent-style-name="Standard">
      <style:text-properties officeooo:rsid="001956d7" officeooo:paragraph-rsid="001956d7"/>
    </style:style>
    <style:style style:name="P8" style:family="paragraph" style:parent-style-name="Standard">
      <style:text-properties fo:font-weight="normal" officeooo:rsid="0016a218" officeooo:paragraph-rsid="0016a218" style:font-weight-asian="normal" style:font-weight-complex="normal"/>
    </style:style>
    <style:style style:name="P9" style:family="paragraph" style:parent-style-name="Standard">
      <style:text-properties officeooo:rsid="001a78ba" officeooo:paragraph-rsid="001a78ba"/>
    </style:style>
    <style:style style:name="P10" style:family="paragraph" style:parent-style-name="Standard">
      <style:text-properties officeooo:rsid="001ca6c7" officeooo:paragraph-rsid="001ca6c7"/>
    </style:style>
    <style:style style:name="P11" style:family="paragraph" style:parent-style-name="Standard">
      <style:text-properties officeooo:paragraph-rsid="001d5dd1"/>
    </style:style>
    <style:style style:name="P12" style:family="paragraph" style:parent-style-name="Standard">
      <style:text-properties officeooo:paragraph-rsid="0021282b"/>
    </style:style>
    <style:style style:name="P13" style:family="paragraph" style:parent-style-name="Standard">
      <style:text-properties officeooo:rsid="00222035" officeooo:paragraph-rsid="00235625"/>
    </style:style>
    <style:style style:name="P14" style:family="paragraph" style:parent-style-name="Standard">
      <style:text-properties officeooo:paragraph-rsid="00235625"/>
    </style:style>
    <style:style style:name="P15" style:family="paragraph" style:parent-style-name="Standard">
      <style:text-properties officeooo:rsid="00235625" officeooo:paragraph-rsid="00235625"/>
    </style:style>
    <style:style style:name="T1" style:family="text">
      <style:text-properties officeooo:rsid="001d5dd1"/>
    </style:style>
    <style:style style:name="T2" style:family="text">
      <style:text-properties officeooo:rsid="001d5fc1"/>
    </style:style>
    <style:style style:name="T3" style:family="text">
      <style:text-properties officeooo:rsid="001eb17c"/>
    </style:style>
    <style:style style:name="T4" style:family="text">
      <style:text-properties officeooo:rsid="001f7ec7"/>
    </style:style>
    <style:style style:name="T5" style:family="text">
      <style:text-properties officeooo:rsid="0021282b"/>
    </style:style>
    <style:style style:name="T6" style:family="text">
      <style:text-properties officeooo:rsid="0021e248"/>
    </style:style>
    <style:style style:name="T7" style:family="text">
      <style:text-properties fo:font-weight="bold" style:font-weight-asian="bold" style:font-weight-complex="bold"/>
    </style:style>
    <style:style style:name="T8" style:family="text">
      <style:text-properties officeooo:rsid="0023562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posta de Trabalho – CMP259 – Descoberta de Conhecimento em Bases de Dados</text:p>
      <text:p text:style-name="P6">Geração de Dados Sintéticos para Aplicações em Manutenção Preditiva</text:p>
      <text:p text:style-name="P8">Grupo: Gustavo Loguercio e Rafael Schena</text:p>
      <text:p text:style-name="P1"/>
      <text:p text:style-name="P4">Motivação</text:p>
      <text:p text:style-name="P4"/>
      <text:p text:style-name="P7">Segundo (MOBLEY, 2002), a manutenção preditiva é um programa de manutenção preventiva baseado na condição dos equipamentos. Um programa que ao invés ser baseado nas estatísticas da instalação ou da indústria como um todo para programar as atividades de manutenção, utiliza monitoramento direto da condição dos equipamentos, eficiência do sistema e outros indicadores para estimar o real tempo para a falha ou perda de eficiência para cada máquina e sistema na planta.</text:p>
      <text:p text:style-name="P7"/>
      <text:p text:style-name="P9">Esta estratégia permite a redução do tempo indisponível dos equipamentos, por realizar as intervenções de manutenção no instante ótimo, aproveitando ao máximo a vida útil dos componentes daquele equipamento. Para esse fim, são necessárias técnicas e sensores para medição e obtenção das informações necessárias à estimativa da "saúde"dos equipamentos. Além das técnicas clássicas empregadas há algumas décadas descritas em (MOBLEY, 2002), como a análise de vibração, termografia, tribologia, inspeções visuais, ultrassom, entre outras que já se provaram eficientes na tarefa de predição de falhas, o surgimento de novas tecnologias no campo da automação industrial, como por exemplo a IIoT, bem como na área de inteligência artificial, tem possibilitado o desenvolvimento de novas técnicas de manutenção preditiva.</text:p>
      <text:p text:style-name="P9"/>
      <text:p text:style-name="P10">O desenvolvimento e aplicação do conceito de gêmeos digitais à indústria <text:span text:style-name="T1">nos últimos anos incorporou a manutenção preditiva como um dos principais serviços a serem oferecidos.</text:span></text:p>
      <text:p text:style-name="P11"><text:span text:style-name="T1">No entanto, para se implementar qualquer técnica de manutenção preditiva, são necessários dados </text:span><text:span text:style-name="T2">em tempo real e históricos para que possa ser feita a predição de uma falha que está em desenvolvimento. Existem geralmente três abordagens possíveis para construção de um modelo de manutenção preditiva: a construção de um modelo físico-matemático do equipamento em análise para comparação entre os dados reais coletados e os teóricos; a construção de um modelo estatístico com base nos dados de uma população de equipamentos similares e aplicação destas estatísticas para prever a vida de um equipamento em particular; e, por fim, uma abordagem data-driven, que faz uso de uma massa de dados </text:span><text:span text:style-name="T3">de falhas de equipamentos para treinamento de modelos de machine-learning para predição do tempo estimado para a falha. Em (LUO et al., 2020), pode ser contemplada uma revisão de fundamentos destas abordagens, bem como um modelo híbrido com as <text:s/>três abordagens trabalhando em conjunto para diminuição do erro na predição de falhas.</text:span></text:p>
      <text:p text:style-name="P1"/>
      <text:p text:style-name="P12"><text:span text:style-name="T4">No entanto, uma das principais dificuldades em se conseguir dados de falhas, especialmente quando se trata de eventos de falha de equipamentos críticos, que podem gerar consequências catastróficas (seja para segurança operacional ou em termos de alto custo), é o acesso aos dados para a construção deste modelo de predição. Isto porque, por natureza, tais eventos são raros, e o nível de camadas de proteção existentes para se evitar uma catástrofe são tantas que praticamente não há dados disponíveis sobre as falhas destes equipamentos. Outras possíveis causas são restrições de confidencialidade dos dados ou a impossibilidade de se instalar </text:span><text:span text:style-name="T5">sensores para se coletar dados da máquina. Este problema da falta de dados para manutenção preditiva é abordado em (Rao 2020), onde os dados são gerados a partir de um modelo físico em um simulador com defeitos inseridos, para que fossem simuladas situações de desgaste deste equipamento até o ponto em que a falha acontecesse.</text:span></text:p>
      <text:p text:style-name="P12"/>
      <text:p text:style-name="P14"><text:span text:style-name="T5">Neste sentido, </text:span><text:span text:style-name="T6">este trabalho se propõe a atacar como problema principal a </text:span><text:span text:style-name="T8">utilização de técnicas de data mining e modelos de machine learning para detecção de anomalias em equipamentos industriais a partir de dados simulados.</text:span></text:p>
      <text:p text:style-name="P1"/>
      <text:p text:style-name="P3"><text:soft-page-break/><text:span text:style-name="T7">Problema de negócio (objetivos primário e secundário):</text:span></text:p>
      <text:p text:style-name="P13">Objetivo primário: <text:span text:style-name="T8">aplicação de técnicas de data mining para detecção de anomalias em equipamentos industriais.</text:span></text:p>
      <text:p text:style-name="P13"/>
      <text:p text:style-name="P15">Objetivos secundários:</text:p>
      <text:p text:style-name="P15">- Geração de dados de falha sintéticos a partir de modelos de simulação;</text:p>
      <text:p text:style-name="P15">- Publicação de um artigo mostrando os resultados obtidos no trabalho.</text:p>
      <text:p text:style-name="P15">- </text:p>
      <text:p text:style-name="P13"/>
      <text:p text:style-name="P3"/>
      <text:p text:style-name="P3"/>
      <text:p text:style-name="P3"/>
      <text:p text:style-name="P5">Questões de pesquisa</text:p>
      <text:p text:style-name="P3"/>
      <text:p text:style-name="P3"/>
      <text:p text:style-name="P3"/>
      <text:p text:style-name="P5">Estratégias a serem exploradas</text:p>
      <text:p text:style-name="P3"/>
      <text:p text:style-name="P3"/>
      <text:p text:style-name="P3"/>
      <text:p text:style-name="P5">Plano de Trabalho</text:p>
      <text:p text:style-name="P3"/>
      <text:p text:style-name="P3"/>
      <text:p text:style-name="P3"/>
      <text:p text:style-name="P5">Referências Bibliográficas</text:p>
      <text:p text:style-name="P3"/>
      <text:p text:style-name="P3">LUO, W. et al. A hybrid predictive maintenance approach for cnc machine tool driven by</text:p>
      <text:p text:style-name="P3">digital twin. Robotics and Computer-Integrated Manufacturing, Elsevier, v. 65, p. 101974, 2020.</text:p>
      <text:p text:style-name="P3"/>
      <text:p text:style-name="P3">MOBLEY, R. K. An introduction to predictive maintenance. [S.l.]: Elsevier, 2002.</text:p>
      <text:p text:style-name="P3"/>
      <text:p text:style-name="P3">Rao 2020 RAO, S. V. Using a digital twin in predictive maintenance. Journal of Petroleum Technology, OnePetro, v. 72, n. 08, p. 42–44, 202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8T16:02:53.023049819</meta:creation-date>
    <dc:date>2022-03-18T18:12:07.956891125</dc:date>
    <meta:editing-duration>PT47M1S</meta:editing-duration>
    <meta:editing-cycles>6</meta:editing-cycles>
    <meta:generator>LibreOffice/6.4.6.2$Linux_X86_64 LibreOffice_project/40$Build-2</meta:generator>
    <meta:document-statistic meta:table-count="0" meta:image-count="0" meta:object-count="0" meta:page-count="2" meta:paragraph-count="24" meta:word-count="714" meta:character-count="4690" meta:non-whitespace-character-count="3997"/>
  </office:meta>
</office:document-meta>
</file>